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72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3.246cm" fo:break-before="auto" style:use-optimal-row-height="fals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0.665cm" fo:break-before="auto" style:use-optimal-row-height="true"/>
    </style:style>
    <style:style style:name="ro8" style:family="table-row">
      <style:table-row-properties style:row-height="4.685cm" fo:break-before="auto" style:use-optimal-row-height="true"/>
    </style:style>
    <style:style style:name="ro9" style:family="table-row">
      <style:table-row-properties style:row-height="2.342cm" fo:break-before="auto" style:use-optimal-row-height="true"/>
    </style:style>
    <style:style style:name="ro10" style:family="table-row">
      <style:table-row-properties style:row-height="2.395cm" fo:break-before="auto" style:use-optimal-row-height="true"/>
    </style:style>
    <style:style style:name="ro11" style:family="table-row">
      <style:table-row-properties style:row-height="5.581cm" fo:break-before="auto" style:use-optimal-row-height="true"/>
    </style:style>
    <style:style style:name="ro12" style:family="table-row">
      <style:table-row-properties style:row-height="3.106cm" fo:break-before="auto" style:use-optimal-row-height="true"/>
    </style:style>
    <style:style style:name="ro13" style:family="table-row">
      <style:table-row-properties style:row-height="4.001cm" fo:break-before="auto" style:use-optimal-row-height="true"/>
    </style:style>
    <style:style style:name="ro14" style:family="table-row">
      <style:table-row-properties style:row-height="7.687cm" fo:break-before="auto" style:use-optimal-row-height="true"/>
    </style:style>
    <style:style style:name="ro15" style:family="table-row">
      <style:table-row-properties style:row-height="1.579cm" fo:break-before="auto" style:use-optimal-row-height="true"/>
    </style:style>
    <style:style style:name="ro16" style:family="table-row">
      <style:table-row-properties style:row-height="3.21cm" fo:break-before="auto" style:use-optimal-row-height="true"/>
    </style:style>
    <style:style style:name="ro17" style:family="table-row">
      <style:table-row-properties style:row-height="2.422cm" fo:break-before="auto" style:use-optimal-row-height="true"/>
    </style:style>
    <style:style style:name="ro18" style:family="table-row">
      <style:table-row-properties style:row-height="3.87cm" fo:break-before="auto" style:use-optimal-row-height="true"/>
    </style:style>
    <style:style style:name="ro19" style:family="table-row">
      <style:table-row-properties style:row-height="4.632cm" fo:break-before="auto" style:use-optimal-row-height="true"/>
    </style:style>
    <style:style style:name="ro20" style:family="table-row">
      <style:table-row-properties style:row-height="4.658cm" fo:break-before="auto" style:use-optimal-row-height="true"/>
    </style:style>
    <style:style style:name="ro21" style:family="table-row">
      <style:table-row-properties style:row-height="5.502cm" fo:break-before="auto" style:use-optimal-row-height="true"/>
    </style:style>
    <style:style style:name="ro22" style:family="table-row">
      <style:table-row-properties style:row-height="3.184cm" fo:break-before="auto" style:use-optimal-row-height="true"/>
    </style:style>
    <style:style style:name="ro23" style:family="table-row">
      <style:table-row-properties style:row-height="1.632cm" fo:break-before="auto" style:use-optimal-row-height="true"/>
    </style:style>
    <style:style style:name="ro24" style:family="table-row">
      <style:table-row-properties style:row-height="4.24cm" fo:break-before="auto" style:use-optimal-row-height="false"/>
    </style:style>
    <style:style style:name="ro25" style:family="table-row">
      <style:table-row-properties style:row-height="3.844cm" fo:break-before="auto" style:use-optimal-row-height="true"/>
    </style:style>
    <style:style style:name="ro26" style:family="table-row">
      <style:table-row-properties style:row-height="6.265cm" fo:break-before="auto" style:use-optimal-row-height="true"/>
    </style:style>
    <style:style style:name="ro27" style:family="table-row">
      <style:table-row-properties style:row-height="5.396cm" fo:break-before="auto" style:use-optimal-row-height="true"/>
    </style:style>
    <style:style style:name="ro28" style:family="table-row">
      <style:table-row-properties style:row-height="3.948cm" fo:break-before="auto" style:use-optimal-row-height="true"/>
    </style:style>
    <style:style style:name="ro29" style:family="table-row">
      <style:table-row-properties style:row-height="3.217cm" fo:break-before="auto" style:use-optimal-row-height="false"/>
    </style:style>
    <style:style style:name="ro30" style:family="table-row">
      <style:table-row-properties style:row-height="3.133cm" fo:break-before="auto" style:use-optimal-row-height="true"/>
    </style:style>
    <style:style style:name="ro31" style:family="table-row">
      <style:table-row-properties style:row-height="6.923cm" fo:break-before="auto" style:use-optimal-row-height="true"/>
    </style:style>
    <style:style style:name="ro32" style:family="table-row">
      <style:table-row-properties style:row-height="6.16cm" fo:break-before="auto" style:use-optimal-row-height="true"/>
    </style:style>
    <style:style style:name="ro33" style:family="table-row">
      <style:table-row-properties style:row-height="8.451cm" fo:break-before="auto" style:use-optimal-row-height="true"/>
    </style:style>
    <style:style style:name="ro34" style:family="table-row">
      <style:table-row-properties style:row-height="7.955cm" fo:break-before="auto" style:use-optimal-row-height="true"/>
    </style:style>
    <style:style style:name="ro35" style:family="table-row">
      <style:table-row-properties style:row-height="3.217cm" fo:break-before="auto" style:use-optimal-row-height="true"/>
    </style:style>
    <style:style style:name="ro36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5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8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9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0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1" style:family="table-cell" style:parent-style-name="Default">
      <style:table-cell-properties fo:wrap-option="no-wrap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6" style:family="table-cell" style:parent-style-name="Default">
      <style:text-properties fo:font-size="15pt" style:font-size-asian="15pt" style:font-size-complex="15pt"/>
    </style:style>
    <style:style style:name="ce27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28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29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0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2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Tahoma" style:font-name-asian="Arial" style:font-name-complex="Tahoma"/>
    </style:style>
    <style:style style:name="T2" style:family="text"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6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4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3-14T10:27:28.94">
            <text:p>0314</text:p>
          </table:table-cell>
          <table:table-cell table:style-name="ce10"/>
          <table:table-cell table:style-name="ce11" table:number-columns-spanned="3" table:number-rows-spanned="1"/>
          <table:covered-table-cell table:number-columns-repeated="2" table:style-name="ce17"/>
          <table:table-cell table:style-name="ce19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 office:value-type="string">
            <text:p><text:s/>큰망초 (Erigeron sumatrensis)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4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 office:value-type="string">
            <text:p>##:20220221_102836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3-21T12:07:12.18">
            <text:p>0321 <text:s/>1207</text:p>
          </table:table-cell>
          <table:table-cell table:style-name="ce10"/>
          <table:table-cell table:style-name="ce15" table:number-columns-spanned="3" table:number-rows-spanned="1"/>
          <table:covered-table-cell table:number-columns-repeated="2" table:style-name="ce18"/>
          <table:table-cell office:value-type="string">
            <text:p>*</text:p>
          </table:table-cell>
          <table:table-cell table:style-name="ce8" table:formula="of:=NOW()" office:value-type="date" office:date-value="2022-03-21T12:07:12.18">
            <text:p>0321 <text:s/>1207</text:p>
          </table:table-cell>
          <table:table-cell table:style-name="ce8" table:formula="of:=NOW()" office:value-type="date" office:date-value="2022-03-21T12:07:12.18">
            <text:p>0321 <text:s/>1207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3-21T12:07:12.18">
            <text:p>0321 <text:s/>1207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6" table:number-columns-spanned="3" table:number-rows-spanned="1"/>
          <table:covered-table-cell table:number-columns-repeated="2" table:style-name="ce18"/>
          <table:table-cell table:number-columns-repeated="5"/>
          <table:table-cell table:style-name="ce25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3-21T12:07:12.18">
            <text:p>0321 <text:s/>1207</text:p>
          </table:table-cell>
          <table:table-cell table:style-name="ce8" table:formula="of:=NOW()" office:value-type="date" office:date-value="2022-03-21T12:07:12.18">
            <text:p>0321 <text:s/>1207</text:p>
          </table:table-cell>
          <table:table-cell table:style-name="ce18" table:number-columns-repeated="2"/>
          <table:table-cell table:number-columns-repeated="5"/>
          <table:table-cell table:style-name="ce25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5"/>
          <table:table-cell table:number-columns-repeated="1011"/>
        </table:table-row>
        <table:table-row table:style-name="ro7" table:number-rows-repeated="30">
          <table:table-cell table:number-columns-repeated="12"/>
          <table:table-cell table:style-name="ce25"/>
          <table:table-cell table:number-columns-repeated="1011"/>
        </table:table-row>
        <table:table-row table:style-name="ro7" table:number-rows-repeated="104846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6"/>
        <table:table-column table:style-name="co11" table:default-cell-style-name="ce3"/>
        <table:table-column table:style-name="co10" table:number-columns-repeated="1010" table:default-cell-style-name="ce3"/>
        <table:table-row table:style-name="ro7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4"/>
          <table:table-cell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2-27T09:55:16.24">
            <text:p>022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dziesty szósty luta. / [1] Księ : (1) Wiek, 24.9. (2) Wschód, 02:48. [2] Gwiazdy : (1) Gwiazd. &lt;1&gt; Długość, około 85. &lt;2&gt; Wysokość, około 20. Trochę niższy niż Adara. &lt;3&gt; Nazwa, Denebola. (Beta w gwiazdozbiorze Lwa / Chiński : 五帝座一 łuu-dji-zuło-ji / Koreański : 데네볼라 de-ne-bol-la / arabski : ذيل الأسد dejl-l-asad-i, `ogon lwa`) &lt;4&gt; Obserwowana jasność, 2.13. 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">
            <text:p>2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Tylko Kuro. &lt;1&gt; Najpierw na działce tuż pod schodami, które łączą się ze szkołą. (2) Mike. Nie przyszła. &lt;1&gt; Poszedłem do zachodniej działki. Nie był tam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&lt;1&gt; 경칩까지 열하나 일. (2) 역사 &lt;1&gt; 일본 `2-26 사건`(1936). &lt;2&gt; 크룹스카야 탄생 (1869) &lt;3&gt; 산디니스타, 니카라과 선거에서 패배 (1990)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들새 : (1) 멧새 (일본어 : メジロ 매지로 / 중국어 : 三道眉草鹀 --mei2-wu2) &lt;1&gt; 참새목(passeriformes), 멧새과 (emberizidae), 멧새속 (emberiza), 멧새 (e. cioides). &lt;2&gt; 텃새. &lt;3&gt; 꼬리길이, 7-8 센티미터.</text:p>
            <text:p>[2] 나무, 풀 : (1) 살갈퀴 (일본어 : ヤハズノエンドウ 야하즈노 엔도우 : `야하즈 (화살의 일부분의 일본어 명칭)`완두、カラスノエンドウ 가라스노 엔도우 : 까마귀의 완두). &lt;1&gt; 콩목 (fabales, マメ目), 콩과 (fabaceae, マメ科), 나비나물속 (vicia, ソラマメ属), 살갈퀴 (v. sativa, オオヤハズエンドウ)</text:p>
          </table:table-cell>
          <table:covered-table-cell table:number-columns-repeated="2" table:style-name="ce18"/>
          <table:table-cell table:style-name="ce30" office:value-type="string">
            <text:p><text:a xlink:href="https://ko.wikipedia.org/wiki/멧새">https://ko.wikipedia.org/wiki/멧새</text:a> </text:p>
            <text:p><text:a xlink:href="https://www.hana300.com/aazasso.html#k1">https://www.hana300.com/aazasso.html#k1</text:a> </text:p>
            <text:p><text:a xlink:href="https://ja.wikipedia.org/wiki/ヤハズエンドウ">https://ja.wikipedia.org/wiki/ヤハズエンドウ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`대갑 소리` 를 사용한 하나. 녹화했다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6">
            <text:p>6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(1) тело : (а) ко'жа[pibu.k голо'вы. это очень зуди'т[galyeobda. &lt;б&gt; когда я чешу' ко'жу[sko`re_ головы, пе'рхоть[l`upiez@;bideum.k выходит. очень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7">
            <text:p>7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يتطلب سبب عسكري أن... / الأشخاص الذين يم إجلاؤهم</text:p>
            <text:p>yatat^alabu[wymaga / sabab[powo`d / Askariyu[wojskowy / an[aby / al-ashxaas[ludzie / -l-ladziyna[ktorzy / yam-idhlaw-hom[sa_-ewakuowani</text:p>
            <text:p>n: shall be transferred back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8">
            <text:p>8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6" office:value-type="string" table:number-columns-spanned="3" table:number-rows-spanned="1">
            <text:p>明斯克协议。（1）时期。9月5日，2014年。（2）签约方。1，乌克兰 (总统：波罗申科，6月7日就任)。2，俄罗斯。3，顿涅茨克[dun4nie4ci2ke4人民共和国 (俄语 ： донецкая народная республика, НР)。4，卢甘斯克[lu2gan1 НР (луганская) （3）协议内容：（a）保证(俄语：обеспечить－－文件中的措辞，英语：provide)双边立即停火。</text:p>
          </table:table-cell>
          <table:covered-table-cell table:number-columns-repeated="2" table:style-name="ce18"/>
          <table:table-cell table:style-name="ce19" office:value-type="string">
            <text:p><text:a xlink:href="https://ja.wikipedia.org/wiki/ミンスク議定書">https://ja.wikipedia.org/wiki/ミンスク議定書</text:a> </text:p>
            <text:p><text:a xlink:href="https://www.osce.org/files/f/documents/a/a/123258.pdf">https://www.osce.org/files/f/documents/a/a/123258.pdf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9">
            <text:p>9</text:p>
          </table:table-cell>
          <table:table-cell table:style-name="ce7" office:value-type="date" office:date-value="2022-02-28T11:09:46.28">
            <text:p>022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dwudziesty siódmy luta. / [1] Księ : (1) 25.9, 03:51. [2] Gwiazdy : (1) Stok[slope.e obok restauracji Jonathan-u. Miejsce, gdie wspinasz[climb.e się w pełni, tam, zatrzymałem[stop.e się, spojrzałem[look.e na północ, poszukałem[search.e gwiazdy północnej. &lt;2&gt; Nie mogłem widzieć gwiazdy. &lt;3&gt; W rzeczywistości, nie widziałem żadnej gwiazdy w tym obszarze[area nieba.</text:p>
            <text:p>[3] Wiedza : (1) Syriusz. &lt;1&gt; Na nocnym niebie, najjaśniejsza gwiazda. &lt;2&gt; Znaczenie słowa `Syriusz`-a, to jest `płonąca` po starożytnej Grece. &lt;3&gt; Po arabsku, to jest `الشعرى اليمانية` (al-sha`ara al-yamaaniya, jemeński poetycki).</text:p>
          </table:table-cell>
          <table:covered-table-cell table:number-columns-repeated="2" table:style-name="ce18"/>
          <table:table-cell table:style-name="ce22" office:value-type="string">
            <text:p><text:a xlink:href="https://ko.wikipedia.org/wiki/시리우스">https://ko.wikipedia.org/wiki/시리우스</text:a></text:p>
            <text:p><text:a xlink:href="https://ar.wikipedia.org/wiki/الشعرى_اليمانية#الشعرى_اليمانية_أ">https://ar.wikipedia.org/wiki/الشعرى_اليمانية#الشعرى_اليمانية_أ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10">
            <text:p>10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, tylko Kuro. Już na ziemię. (2) Po podaniu jedzenie pastywym, Mike przychodzi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11">
            <text:p>1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/ 경칩까지 나머지 열 일. / [1] 역사 : (1) 강화도 조약 (그리거리오력:1876, 조일수호조규) 서명. &lt;1&gt; 전 12관. &lt;2&gt; 전문에 보이는 이 조규의 목표. -1- `좋은 관계의 회복` (2) 폴리사리오 전선, 독립을 선언. &lt;1&gt; 이 전선은 사회주의 인터내셔널의 `관찰자` 이다. (3) 미국과 중국인민공화국, 공동으로 `상하이 코뮈니케` 를 발표 (1972) .</text:p>
          </table:table-cell>
          <table:covered-table-cell table:number-columns-repeated="2" table:style-name="ce18"/>
          <table:table-cell table:style-name="ce31" office:value-type="string">
            <text:p><text:a xlink:href="https://ko.wikisource.org/wiki/조일수호조규">https://ko.wikisource.org/wiki/조일수호조규</text:a></text:p>
            <text:p><text:a xlink:href="https://ko.wikipedia.org/wiki/상하이_코뮈니케">https://ko.wikipedia.org/wiki/상하이_코뮈니케</text:a></text:p>
            <text:p><text:a xlink:href="https://duckduckgo.com/?t=ffsb&amp;q=Shanghai+Communiqué&amp;ia=web">https://duckduckgo.com/?t=ffsb&amp;q=Shanghai+Communiqu%C3%A9&amp;ia=web</text:a><text:a xlink:href="http://www.sinomania.com/CHINANEWS/shanghai_communique_30th_anniversary.htm">http://www.sinomania.com/CHINANEWS/shanghai_communique_30th_anniversary.htm</text:a></text:p>
          </table:table-cell>
          <table:table-cell table:style-name="ce32" office:value-type="string">
            <text:p><text:a xlink:href="https://ko.wikisource.org/wiki/상하이_코뮈니케">https://ko.wikisource.org/wiki/상하이_코뮈니케</text:a></text:p>
            <text:p><text:a xlink:href="https://zh.wikipedia.org/zh-cn/波利萨里奥阵线">https://zh.wikipedia.org/zh-cn/波利萨里奥阵线</text:a>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오목눈이 (인본어 : エナガ 에나가 / 중국어 : 银喉长尾山雀 yin2hou2-wei3-que4) &lt;1&gt; 텃새. &lt;2&gt; 참새목 passeriformes, 오목눈이과 aegithalidae, 오목눈이속 aegithalos, 오목눈이 A. Caudatus &lt;3&gt; 검은 긴 꼬리. &lt;4&gt; 몸무게, 6~8 그램.</text:p>
          </table:table-cell>
          <table:covered-table-cell table:number-columns-repeated="2" table:style-name="ce18"/>
          <table:table-cell table:style-name="ce22" office:value-type="string">
            <text:p><text:a xlink:href="https://smallzoo.net/tori_zukan">https://smallzoo.net/tori_zukan</text:a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소리를 흔들어. &lt;1&gt; 손까락을 옆 구멍상에서 작게 움직인다. &lt;2&gt; 그러자, 소리가 흔들린다. &lt;3&gt; 이 흔들림이 마음에 너무 좋게 울린다. &lt;4&gt; 마음을 느낌 좋게 마사지 해조고 있는 것 처럼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01T09:05:24.35">
            <text:p>0301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dwudziesty dziewiąty luta. / [1] Księ : (1) 26.9. 4:45 [2] Przypływ, największy : <text:s text:c="2"/>04:32, 15:06. [3] Gwiazdy : (1) Syriusz : &lt;1&gt; Według jasności wizualnej, na nocnym niebie, te gwiazd jest drugą najjaśniejszą gwiadą. &lt;2&gt; W celach informacyjnych, jasność Słońca, to jest -26.73. jasność Syriusza, to jest -1.44.</text:p>
          </table:table-cell>
          <table:covered-table-cell table:number-columns-repeated="2" table:style-name="ce18"/>
          <table:table-cell table:style-name="ce22" office:value-type="string">
            <text:p><text:a xlink:href="https://ko.wikipedia.org/wiki/시리우스">https://ko.wikipedia.org/wiki/시리우스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, na ziemię. (2) Wkrótce, Mike przychodziła. (3) Obaj, toczenie, masaż. &lt;1&gt; Kuro zastraszała Mike-u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[1] (1) 경칩까지 나머지 아홉 일. (2) 칠십이후(七十二候) : 霞始靆 (일본어 발음 : かしたい / 의미 : 안개가 흘리기 시작한다.). 제 다섯 일. [2] 역사 : (1) 사이타강 사건 (일본어 : 財田川事件). &lt;1&gt; 일본 가가와현 사이타 마을. &lt;2&gt; 원죄 (일본어 : 冤罪) 사건. &lt;3&gt; 회생자. 다니구치 시게요시 (谷口 繁義). &lt;4&gt; 원죄 협력자. 후루하타 다네모터 (古畑 種基).</text:p>
          </table:table-cell>
          <table:covered-table-cell table:number-columns-repeated="2" table:style-name="ce18"/>
          <table:table-cell table:style-name="ce22" office:value-type="string">
            <text:p><text:a xlink:href="https://kotobank.jp/word/靆(漢字)-2788782">https://kotobank.jp/word/靆(漢字)-2788782</text:a></text:p>
            <text:p><text:a xlink:href="https://ja.wikipedia.org/wiki/財田川事件">https://ja.wikipedia.org/wiki/財田川事件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새 : (1) 황로 (黄鷺 / 일본어 : アマサギ 飴鷺 / 중국어 : 牛背鹭 --lu4, 니우-베이-루). &lt;1&gt; 사다새 목 (pelecaniformes, ペリカン目), 왜가리 과 (ardeidae, サギ科), 황로 속 (bubulcus, アマサギ属), 황로 (b. ibis, アマサギ)</text:p>
          </table:table-cell>
          <table:covered-table-cell table:number-columns-repeated="2" table:style-name="ce18"/>
          <table:table-cell table:style-name="ce19" office:value-type="string">
            <text:p><text:a xlink:href="https://www.jalan.net/news/article/529631/#07">https://www.jalan.net/news/article/529631/#07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하지 않았다. 귀집 시간, 약 6시 50분, 밤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9">
            <text:p>19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[1] Ciudad de Kawasaki (2022, febrero) : (1) Población : Uno millon quinientos treinta y seite mil (1,537,000). &lt;1&gt; En comparacion con la cifra de enero, disminucion de seiscientas y una personas (601). &lt;2&gt; En porcentaje, 0.3 per mil. O, 3 personas per diez mil. &lt;3&gt; excepto Distrito de Miyamae, otro seis distritos, en ellas, cambios sociales de poblacion, todos, fueron en negativo.</text:p>
          </table:table-cell>
          <table:covered-table-cell table:number-columns-repeated="2" table:style-name="ce18"/>
          <table:table-cell table:style-name="ce19" office:value-type="string">
            <text:p>https://www.pref.kanagawa.jp/docs/x6z/tc30/jinko/jimkotosetai.html C:\WORKS_2\WS\WS_Others.JVEMV6\JVEMV6\37_miscs\9_prog_lang\data\jinkotosetai_r4_2_copy.ods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0">
            <text:p>2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2T10:30:55.06">
            <text:p>030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pierwszy marca. [1] Historia : (1) Jedny statek rybacki Japoński, nazywany `Daj-Go-Fukuriu-Maru` (Japoński : 第五福竜丸), został się narażonym na promieniowanie na atolu Bikini. &lt;1&gt; Stany Zjednoczone przeprowadził tą eksplozję. &lt;2&gt; Kubojama Ajkici, członek tego statku, odpowiedzialny za łączność radiową, on zmarł pół roku później. &lt;3&gt; Przyczyna jego śmierci, to był dysfunkcją wątroby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第五福竜丸">https://ja.wikipedia.org/wiki/第五福竜丸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jpierw na zachodnim działce. (2) Obaj nie zeszli. (3) Kuro, kiedy przychodziła do miejsca jedzenia, <text:s/>nie wybrała drogi przechodząc przez ścianę. &lt;1&gt; Zamiast, wybrała drogi przechodząc przez ogrodzenie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22">
            <text:p>22</text:p>
          </table:table-cell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경칩까지 나머지 일곱 일. / (1) 칠십이후 : 인본어, 草木萌動. 서모쿠-버도. 의미는, 초목 (草木) 이 싹트기 시작한다. 첫째 날. [1] 역사 : (1) 3/1. 3・1 운동. &lt;1&gt; 서울시 (당시, 경성부 京城府) 탑골공원 (塔骨公園. 당시의 호칭 : 탑동공원? 塔洞公園). 이 곳에서 민족대표인들이 독립선언을 낭독했다. &lt;2&gt; 별명, 기미운동. (그 년의 간지[干支]는 기미, 乙未). &lt;3&gt; 2월 8일엔 일본 동경서 조선인유학생들이 독립선언서를 발표.</text:p>
            <text:p/>
          </table:table-cell>
          <table:covered-table-cell table:number-columns-repeated="2" table:style-name="ce18"/>
          <table:table-cell table:style-name="ce20" office:value-type="string">
            <text:p><text:a xlink:href="https://ja.wikipedia.org/wiki/七十二候">https://ja.wikipedia.org/wiki/七十二候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야채 : (1) 아시타바. (일본어 : アシタバ / 중국어 : 明日叶 밍-리-예). &lt;1&gt; 미나리목 apiales 伞形目 セリ目, 미나리과 apiaceae 伞形科 セリ科, 당귀속 angelica 当归属 シシウド属 . &lt;2&gt; 원산지, 인본 하치조섬 (八丈島)(wiki:zh-cn)</text:p>
          </table:table-cell>
          <table:covered-table-cell table:number-columns-repeated="2" table:style-name="ce18"/>
          <table:table-cell table:style-name="ce20" office:value-type="string">
            <text:p><text:a xlink:href="https://k52.org/syokuzai/vegetable/13">https://k52.org/syokuzai/vegetable/13</text:a></text:p>
            <text:p><text:a xlink:href="https://zh.wikipedia.org/zh-cn/明日叶">https://zh.wikipedia.org/zh-cn/明日叶</text:a></text:p>
            <text:p><text:a xlink:href="https://ja.wikipedia.org/wiki/アシタバ">https://ja.wikipedia.org/wiki/アシタバ</text:a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/>
          <table:table-cell table:number-columns-repeated="1010"/>
        </table:table-row>
        <table:table-row table:style-name="ro23">
          <table:table-cell table:style-name="ce2" table:formula="of:=ROW()-1" office:value-type="float" office:value="24">
            <text:p>24</text:p>
          </table:table-cell>
          <table:table-cell table:style-name="ce5" table:formula="of:=[.B2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`대갑 소리` 예쁘게 나왔다. <text:s/>&lt;1&gt; 그렇게는, 힘을 넣지 않아도 소리가 크게 나왔다. 피리 본체가 완전히 진동하고있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(1) Poblacion de la Prefectura de Kanagawa. &lt;1&gt; Municipios. Veinticinco (25) municipios en Kanagawa. &lt;2&gt; De ellos, en ocho municipios, los cambios sociales de poblacion fueron en negativo en Reiwa tercer año. &lt;3&gt; En todos municipios, durante el mismo año calendario, los cambios naturales de poblacion fueron en negativo.</text:p>
          </table:table-cell>
          <table:covered-table-cell table:number-columns-repeated="2" table:style-name="ce18"/>
          <table:table-cell table:style-name="ce20" office:value-type="string">
            <text:p><text:a xlink:href="https://www.pref.kanagawa.jp/docs/x6z/tc30/jinko/jinkotokei.html">https://www.pref.kanagawa.jp/docs/x6z/tc30/jinko/jinkotokei.html</text:a></text:p>
            <text:p><text:span text:style-name="T2">C:\WORKS_2\WS\WS_Others.JVEMV6\JVEMV6\37_miscs\9_prog_lang\data\jinkotosetai_r4_2</text:span><text:span text:style-name="T2">_copy.ods copy_2</text:span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26">
            <text:p>2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3T09:23:40.25">
            <text:p>0303</text:p>
          </table:table-cell>
          <table:table-cell table:style-name="ce10" office:value-type="string">
            <text:p>p-1</text:p>
          </table:table-cell>
          <table:table-cell table:style-name="ce28" office:value-type="string" table:number-columns-spanned="3" table:number-rows-spanned="1">
            <text:p>środek, drugi marca, 2022 (przez kalendarz Gregoriański), woda-tygrys 壬寅 (, przez Ganzi 干支, Chiński tradycyjny kalendarz; wymowa Chińska, ren2yin2; wymowa Koreańska, 임인, ji-min; Japońska, じんいん, zin-jin, albo, みずのえとら, mizu-no-e-tora). trzydzieści dziewiąty roku. / [2] Księ : (1) 28.9, 06:09. [3] Gwiazdy : (1) Algol : &lt;1&gt; Długość, około 295. &lt;2&gt; Niż Kapella, więcej na zachód. Kapella, to jest północ-zachód. &lt;3&gt; Jasność, 2.12 – 3.39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アルゴル">https://ja.wikipedia.org/wiki/アルゴル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 Kuro. Już na ziemię. &lt;1&gt; Toczenie. (2) Poszedłem na zachodnią. Mike przychodziła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&lt;1&gt; 절기 : 경칩 까지, 나머지 여섯 일. &lt;2&gt; 칠십이후 : 草木萌動, 둘째 날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3/2. 미국 서해안 지역을 `군사 지역` 으로 지정. &lt;1&gt; 행정명령 9066호를 근거로. (2) 제3 세이토크 마루 (일본어 : 清徳丸) 공격사건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第三清徳丸襲撃事件#cite_note-1">https://ja.wikipedia.org/wiki/第三清徳丸襲撃事件#cite_note-1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30">
            <text:p>30</text:p>
          </table:table-cell>
          <table:table-cell table:style-name="ce5" table:formula="of:=[.B30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. &lt;1&gt; 연습에 위해 아주 짧은 노래를 작곡했다. &lt;2&gt; 둘삼 개의 음표 뿐을 사용. (2) 발견. &lt;1&gt; 대갑 소리, 제3 구멍. &lt;2&gt; 현재 불고있는 소리는, 혹시, 말하자면, `대대갑 소리` 있을 수도 모른다. &lt;3&gt; 즉, 넛 째의 음역(音域)이도 모른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1">
            <text:p>3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czwarty marca. / [1] Gwiazdy : (1) Księ : &lt;1&gt; Wiek, 1.1. (2) Planety w Uklładzie słonecznym : &lt;1&gt; O szóstej rano, od zachodu na wschód, Wenus i Mars na tej samej długości. &lt;2&gt; A potem, Saturn. &lt;3&gt; Tuż za nim, Merkury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32">
            <text:p>3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 na ziemię. (2) Po chwili, po zacząć masaż, od tyłu usłyszłem głos. To Mike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/ 철기 : 경칩 까지, 나머지 넷 일. 3/4는 초목맹동(草木萌動), 둘째 날.</text:p>
          </table:table-cell>
          <table:covered-table-cell table:number-columns-repeated="2" table:style-name="ce18"/>
          <table:table-cell table:style-name="ce20" office:value-type="string">
            <text:p><text:a xlink:href="https://www.ltool.net/chinese-simplified-and-traditional-characters-japanese-kanji-to-hangul-converter-in-japanese.php">https://www.ltool.net/chinese-simplified-and-traditional-characters-japanese-kanji-to-hangul-converter-in-japanese.php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일본 북해도. 도카치 지방 난바다에서 지진 (서력 1952, 임진 壬辰. 일본어 : みずのえたつ. 스물아홉 (29) 째의 간지). &lt;1&gt; 지진 규모는 M8.2. &lt;2&gt; 사망자. 28명. (2) 일본에서 선거제도관련법 넷 개가 성립 (서력 1994. 간지 : 갑술 甲戌. 일본어, きのえいぬ. 열하나 째의 간지 )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종이에 썼다. (2) 발견 : 이전부터 알아차리고 있었지만. &lt;1&gt; 대갑 소리를 분 후, 갑 소리를 불려고 하면, 입이 대갑 소리용 모습을 만든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6">
            <text:p>36</text:p>
          </table:table-cell>
          <table:table-cell table:style-name="ce5" table:formula="of:=[.B36]+1" office:value-type="float" office:value="5">
            <text:p>5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частное[private управление[kontrola.pl арендные[rental.e дома. Канто столи'чный[metropolitan окру'г[obszar.pl / Цифра 2018 года. недеревя'нный[bi-namu.ko, 5,039 японских иен за татами.</text:p>
          </table:table-cell>
          <table:covered-table-cell table:number-columns-repeated="2" table:style-name="ce18"/>
          <table:table-cell table:style-name="ce19" office:value-type="string">
            <text:p><text:span text:style-name="T2"><text:a xlink:href="https://www.mlit.go.jp/statistics/details/t-jutaku-2_tk_000002.html">https://www.mlit.go.jp/statistics/details/t-jutaku-2_tk_000002.html</text:a></text:span></text:p>
            <text:p><text:span text:style-name="T2">C:\WORKS_2\shortcuts_docs\log-session_JVE_41_economics_12_watching.log</text:span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7">
            <text:p>3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6T10:14:42.31">
            <text:p>030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piąty marca. [1] Księ : Wiek, 2.4. [2] Planety : (1) 3/6, o szóstej rano. &lt;1&gt; Wenus i Mars. Saturn. Tuż za nim, Merkury. &lt;2&gt; Po rozpiętości około dwudziestu stopni długości geograficznej, Jowisz i za nim, Neptun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d początku, obaj. &lt;1&gt; Za wystającym ogrodzeniem. (2) Mike. Lewe oko. Wewnętrzny kąt oczny. Tam, katar[rheum.e. wytarłam[wiped.e to papierem tkanki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경칩 까지 나머지 셋 일. 3/5는 초목맹동 셋째 날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하와이 국왕 카라카우이 일본으로 온다. (서력 1881. 간지 : 신사 辛巳. 일본어, かのとみ 가노터미. 제 열여덟 째의 간지. / 일본 연호, 明治１４ / 이슬람력. 1298, ربيع الثاني‎ rabi'-al-thaaniy). (2) 죽음. &lt;1&gt; 스탈린 (서력 1953). &lt;2&gt; 야마머터 센지 (일본인, 山本宣治. 서력 1929). &lt;3&gt; 차베스. 베네수엘라 정치인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 table:formula="of:=[.B41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. `八木節` (일본어. 야기-부시)</text:p>
          </table:table-cell>
          <table:covered-table-cell table:number-columns-repeated="2" table:style-name="ce18"/>
          <table:table-cell table:style-name="ce20"/>
          <table:table-cell table:style-name="Default" office:value-type="string">
            <text:p>diary_20220208_122422[kakusaiR2].ods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42">
            <text:p>4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7T09:27:44.660001">
            <text:p>030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szósty marca. / [1] Księ : (1) Wiek. 3.4. [2] Gwiazdy : (1) Zwrócone w stronę Syriusza, po prawej stronie którego. Widzę gwiazdę. &lt;1&gt; To jest Mirzamem. Jedna gwiazd z konstelacji Wielkiego Psa. &lt;2&gt; Obserwowana jasność, to jest 1,98. &lt;3&gt; W chińskiej astrologii, stacja księżycowa, to jest Studnia (井 jing3). &lt;b&gt; Konstelacja, to jest Ziun-si (軍市 jun1shi4, rynek wojskowy). &lt;c&gt; Numer seryjny, to jest 1 (chiński charakter, `一`). &lt;d&gt; Zatem, w sumie, Mirzam jest wyznaczony jak `軍市一`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(2) Skierowane na południe, po lewej stronie Deneboli, na odległość, która jest około równa dwa razy większy od odległości między Betelgezą i Rigelem. &lt;1&gt; Tam, inne ciało niebieskie. &lt;2&gt; Jasność tego, to jest, mniej więcej samo jak Denebola. &lt;3&gt; Wysokość tego, lekko wyższy niż Denebola. &lt;4&gt; Prawdopodobne, ta gwiazda jest Betą w konstelacji Warkocza Bereniki (po łacińsku, Comae Benenices). Albo, z mniejszym prawdopodobieństwem, Alfą. &lt;5&gt; Jak dla Bety, jasność tej, to jest 4,25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4">
            <text:p>44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6" office:value-type="string" table:number-columns-spanned="3" table:number-rows-spanned="1">
            <text:p>Koty : (1) Obaj na ścianie. Nie zeszli. (2) Lewe oko Mike-a. Wewnętrzy kąt. &lt;1&gt; Ma katar, jeszcze. &lt;2&gt; Trzymam ją w ramionach, znowu wytarłam kąt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5">
            <text:p>45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경칩 까지 둘 날. 3/6는 초목맹동 제 넷 날. (2) 지식 : &lt;1&gt; `우수 (한자 : 雨水)` 이라는 명칭의 유래. &lt;2&gt; `우수` 이전의 시기엔, 눈 (雪) 과 얼음 (氷). &lt;3&gt; 눈이 `우`가 되서, 얼음이 `수`가 된다. &lt;4&gt; 그래서, `우수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역사 : (1) 드레드 스콧 대 샌드퍼드 (Dred Scott v. Sandford) 사건. 이 사건에 대해 연방 대법원이 판결을 내렸다. 스콧은 흑인 원고 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47">
            <text:p>47</text:p>
          </table:table-cell>
          <table:table-cell table:style-name="ce5" table:formula="of:=[.B4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종이에 쓴다. (2) 영화 `鬼滅の刃 (기매츠-너-야이바)` 의 주제곡의 멜로디. 불지 않았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48">
            <text:p>4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8T10:55:12.38">
            <text:p>030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siódmy marca. / Rok Wody-Tygrysa według chińskiej Ery Kalendarzowej (壬寅 ren2yin2). trzydzieści dziewiąty rok. / [1] Księ : (1) Wiek, 4,4. [2] Gwiazdy : (1) Syriusz. &lt;1&gt; Po arabsku, الشعرى اليمانية (al-shaAra al-yamaaniya), znaczając `Poezja Jemeńska` &lt;2&gt; Po chińsku, 天狼星 (tian1lang2xing1), znaczenie tego, `Niebiański Wilk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49">
            <text:p>4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(2) Podczas czasu masowania, Kuro atakuje Mike'a raz. &lt;1&gt; Przytulam ją w ramiona, powiedziałem jej, `nie możesz!`. &lt;2&gt; Kuro gryzie mój palec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경칩 까지 나머지 하루 만. / 이슬람력 : 1443 년. 샤아반 월 (شعبان). 여덟 째의 월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잡초 : (1) 큰개불알풀. (또, 봄까치 꽃.) &lt;1&gt; 가을에 싹을 낸다. &lt;2&gt; 겨울에 자란다. &lt;3&gt; 봄의 끝에 시든다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オオイヌノフグリ">https://ja.wikipedia.org/wiki/オオイヌノフグリ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2">
            <text:p>52</text:p>
          </table:table-cell>
          <table:table-cell table:style-name="ce5" table:formula="of:=[.B52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, 연주. (2) `대갑 소리` 의 불기 연습. &lt;1&gt; 안정적으로 소리를 내려고 하고있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53">
            <text:p>5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9T09:05:31.97">
            <text:p>0309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ósmy marca (muzuł. Szabań شعبان)，rok 2022 (kalendarz Gre.). 1443 (kalendarz muzułmański). / [1] Księ : Wiek : 5,4. [2] Gwiazdy : (1) Procjon (Nazwa chińska : 南河三). &lt;1&gt; Jedny z zimowego trójkąta. &lt;2&gt; Obserwowana wielkość : 0,37 (Wielkość absolutna : 2,68). &lt;3&gt; Gwiazdozbiór : Mały Pies. &lt;4&gt; Stacja Księżycowa : Stacja Dzin <text:s/>(井宿). &lt;5&gt; Konstelacja : rzeka południowa(南河). &lt;6&gt; Odległość : około 11.5 roku świetlnego. &lt;7&gt; Przesunięcie : . (Sprawdzenie : Syriusz. -0.000018. λ_observe &lt; λ_emitted / Betelgeza : <text:s/><text:tab/>0.000073)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 zachodnim działce. (2) Lewe oko Mike'a. &lt;1&gt; Nie widziałem katal (rheum)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경칩. 다음 절기는 춘분 (21일). 경칩은 셋 째의 절기 (전체로 24 개). / [1] 역사 : (1) 일본군. 임팔 전투 시작 (1944). 5 월 31 일. 사터 거어터크 (佐藤 幸徳) 사단장 (師団長) 철수 지시. (2) 러시아 : 2 월 혁명. (3) 시리아 : 바트당에 위한 쿠데타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잡초 : (1) 살갈퀴 (일본 : カラスノエンドウ). &lt;1&gt; 가을에 발아[発芽. &lt;2&gt; 줄기[茎에서 머리카각. &lt;3&gt; 단면[断面의 형상 : 주상 (柱状). &lt;4&gt; 화기 (花期) : 3-6 월. &lt;5&gt; 원산지 : 중동, 지중해.</text:p>
          </table:table-cell>
          <table:covered-table-cell table:number-columns-repeated="2" table:style-name="ce18"/>
          <table:table-cell table:style-name="ce20" office:value-type="string">
            <text:p>https://duckduckgo.com/?q=雑草+春&amp;ia=web https://lovegreen.net/flower/p205629/ https://ja.wikipedia.org/wiki/ヤハズエンドウ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7">
            <text:p>57</text:p>
          </table:table-cell>
          <table:table-cell table:style-name="ce5" table:formula="of:=[.B5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대체로, 작곡. &lt;1&gt; 둘 개의 곡들. &lt;2&gt; 하나는, 굳이 명명하려고 하면, <text:s/>`전상(天上)의 곡`. &lt;3&gt; 다른 곡은 `지상의 곡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يجب نقلها العودة إلى منازلهم / الأعمال العدائية في المنطقة. / توقفت الأعمال العدائية.</text:p>
            <text:p>yadhibu[musie_ / naql-haa[rusz-to;move-it.e / al-Awdatu[back / manaazil-i-him[swoje-domy / al-Amaalu[dzial`ania / al-Adaa'iya-tu[wrogos`c`;hostility.e / fi-l-mintaqa-ti[w-regionie / tawaqafat[ceased.e</text:p>
            <text:p>n: <text:s/>The Occupying Power undertaking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9">
            <text:p>59</text:p>
          </table:table-cell>
          <table:table-cell table:style-name="ce5" table:formula="of:=[.B59]+1" office:value-type="float" office:value="2">
            <text:p>2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La poblacion de japon. A partir del año 2022, primero de febrero. &lt;1&gt; Las edades de cero a cuatro. Poblacion es quatro millones trescientos cincuenta mil (4,350,000).</text:p>
          </table:table-cell>
          <table:covered-table-cell table:number-columns-repeated="2" table:style-name="ce18"/>
          <table:table-cell table:style-name="ce20" office:value-type="string">
            <text:p>“C:\WORKS_2\WS\WS_Others.JVEMV6\JVEMV6\37_miscs\9_prog_lang\data\年齢（各歳），男女別人口－総人口，日本人人口(2020年10月1日現在) .ods”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60">
            <text:p>6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0T09:37:43.72">
            <text:p>0310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dziewiąty marca (arabski : <text:s/>الأربعاء, التاسع شعبان. al-arbiAAu, al-taasiAU <text:s/>شعبان، اليوم الخامس.) [1] Księ : (1) Wiek : 6,4. [2] Gwiazdy : (1) Przesunięcie : &lt;1&gt; Aldebaran : +1,81xE-4. &lt;2&gt; Betelgeza : +0,73xE-4. &lt;3&gt; Syriusz : -0,18xE-4 &lt;4&gt; Rigel : +0,59xE-4 &lt;5&gt; Kapella : +0,97xE-4 (2) Odległość : &lt;1&gt; Syriusz : 8,6 lat świetlnych. &lt;2&gt; Betelgeza : 548.+90-49 lś. &lt;3&gt; Aldebaran : 67±1. &lt;4&gt; Rigel : 860±80. &lt;5&gt; Kapella : 42,8±0.3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 ścianie. (2) Zeszli. &lt;1&gt; Masaż. Kuro, Toczenie się. &lt;2&gt; Mike, też, zrobiła często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경칩 첫날. / 첫후 (初候) : 일본. 칩충계호 (蟄虫啓戸) / 중국. 桃始華 (다어-시-화) / [1] 역사 : (1) 메이고(일본어 : 明号) 작전. &lt;1&gt; 프랑스령 인도차이나에서 일본군이 프랑스군을 공격. (1945) <text:s/>(2) 아미스타드 반란과 재판. 3월9일, 미국 연방 대법원이 다음을 인정. &lt;1&gt; 셍베 피에 () 와 다른 흑인들은 자유. 노예가 아니다. &lt;2&gt; 반란은 전년 1839, 7월2일 시작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잡초 : (1) 냉이. &lt;1&gt; 일본 : ナズナ 나즈나 / 중국 : 荠菜 ji4cai4, 지-차이. &lt;2&gt; 두해살이풀. &lt;3&gt; 일본 `봄의 일곱 풀` 중 하나. &lt;4&gt; 학술 : 배추과. (중국 : 十字花科 / 일본 : アブラナ科). &lt;5&gt; 일본에서는 별명 `ペンペン草`. `ペンペン` (펜펜) 는 의음어. 일본의 전통악기 `三味線` (발음 : 샤미센) 를 연주할 때 사용하는 주구(奏具). 냉이의 열매의 형상이 이 주구에 닮아 있다. &lt;b&gt; `ペンペン` 는 이 주구로 샤미센 현을 튀길[弾く 때 나오는 소리를 의음하는 어구[語句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과 작곡. (2) 연습 : &lt;1&gt; 하나 이상 떨어지고 있는 구멍끼리. 번갈아 분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65">
            <text:p>65</text:p>
          </table:table-cell>
          <table:table-cell table:style-name="ce5" table:formula="of:=[.B65]+1" office:value-type="float" office:value="0">
            <text:p>エラー:509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анато'мия плеча'. / глядя[patrza_c.pl с пере'дней части тела. / (2) лопа'тка. верхняя[go`rna часть, внешняя[zewne_trzna сторона, там, есть выступа'ющая[wystaja_ca часть. (3) Название, это Корако'идный отро'сток[突起</text:p>
          </table:table-cell>
          <table:covered-table-cell table:number-columns-repeated="2" table:style-name="ce18"/>
          <table:table-cell table:style-name="ce20" office:value-type="string">
            <text:p><text:a xlink:href="https://duckduckgo.com/?q=肩+解剖+筋肉+&amp;iax=images&amp;ia=images">https://duckduckgo.com/?q=肩+解剖+筋肉+&amp;iax=images&amp;ia=images</text:a></text:p>
            <text:p><text:a xlink:href="https://katalab.net/shoulder-injuries-mecanism">https://katalab.net/shoulder-injuries-mecanism</text:a> “右肩を前から 1]” <text:a xlink:href="https://hearts-bridge-jp.com/2019/05/29/shoulder-3/">https://hearts-bridge-jp.com/2019/05/29/shoulder-3/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6">
            <text:p>6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2T11:05:17.88">
            <text:p>031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jedenasty marca. / يوم الجمعة. السابع، الشهر شعبان،. / </text:p>
            <text:p>بواسطة التقويم ميلادي / حادي عشر مارس.</text:p>
            <text:p>bi-waasit^a[by-means-of / al-taquwyim[kalendarz / miyladiyu[Gregorian`ski / h^aadiy[pierwsza / AAshara[dziesie_c` / maarlsu[marca.pl</text:p>
            <text:p>[1] Księ : 8.4 [2] Ciało niebieskie (جرم فلكي. dhurum falakiyu)</text:p>
          </table:table-cell>
          <table:covered-table-cell table:number-columns-repeated="2" table:style-name="ce18"/>
          <table:table-cell table:style-name="ce20" office:value-type="string">
            <text:p><text:a xlink:href="https://ko.wikipedia.org/wiki/머리털자리_베타">https://ko.wikipedia.org/wiki/머리털자리_베타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67">
            <text:p>6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. Na ścianie w pobliżu schodów. &lt;1&gt; Mike już zaczęła wzywać. &lt;2&gt; Ale, Kuro też wzywała, `chcę zejść przez ogrodzenie siłowny szkoła` (2) Więc, czekałem na Kuro zejść. &lt;1&gt; A kiedy się zejdzieła na ziemię, chwyciłem ją, a pobiegłem do ściany karmieni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경칩 제 일곱 날. / 칠십이후(七十二候) : 차후(次候) : 일본. 桃始笑 (복숭아가 처음으로 웃는다). &lt;b&gt; 중국 : 倉庚鳴(cang1geng1ming2 : 조류의 하나.) 倉庚(조선 : 꾀꼬리) 가 운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 table:formula="of:=[.B69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연습을 위해서 만든 하나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0">
            <text:p>70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13T09:57:54.76">
            <text:p>0313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nasty marca. <text:s/>|| يوم السبت، الثاني عشر، شهر شعبان. yawm-l-sapti / al-thaaniy / shaharu[miesia_ca || Księ : (1) Wiek : 9,4. [2] Ciała niebieskie : (1) 3/13, 20 godzina. Regulus. Wysokość tego, to jest około 50 stopnia. Około samo jak Betelgez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 ścianie. &lt;1&gt; Kuro była na lokacji w pobliżu schodach. &lt;2&gt; Po zobaczeniu mnie i rozpoczęciu chodzić, ona rozciąga jej ciał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(1) 절기 : &lt;1&gt; 경칩(3/5), 제 여덟(8) 날. &lt;2&gt; 72후 : 차후 : (2) 태양. &lt;1&gt; 황도 경도 : 351.305° (12일, 7시, 아침).</text:p>
          </table:table-cell>
          <table:covered-table-cell table:number-columns-repeated="2" table:style-name="ce18"/>
          <table:table-cell table:style-name="ce20" office:value-type="string">
            <text:p><text:a xlink:href="http://koyomi.vis.ne.jp/sub/sunmoon_long.htm">http://koyomi.vis.ne.jp/sub/sunmoon_long.htm</text:a> </text:p>
            <text:p><text:a xlink:href="https://eco.mtk.nao.ac.jp/koyomi/yoko/2021/rekiyou212.html">https://eco.mtk.nao.ac.jp/koyomi/yoko/2021/rekiyou212.html</text:a>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3">
            <text:p>73</text:p>
          </table:table-cell>
          <table:table-cell table:style-name="ce5" table:formula="of:=[.B73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엽습을 위한 곡. 새로운. (2) 기술 : &lt;1&gt; `삼 소리 연 (3 音 連)` 를 할 수 있었다. &lt;2&gt; 즉, 하나 구멍에서 3 개의 음역의 소리를 낸다. 구멍은 제 3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4">
            <text:p>7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تتولى قوة الاحتلال <text:s/>/ مثل هذا نقل، أو إخلء، <text:s/>/ أنها تضمن / الإقامة الصحيح. </text:p>
            <text:p>tatawalaa[take-over / mithl-hadza-nuqlu[such-this-transfer / aw-axla'u / annahaa[one.pl / tad^manu[gwarantuja_ / al-iqaamatu[accomodation.e / al-s^ah^iyh^u[proper.e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2" office:value-type="string" table:number-columns-spanned="3" table:number-rows-spanned="1">
            <text:p>잡초 : (1) 일본어 : ヒメオドリコソウ. 한국어 : 자주광대나물. &lt;1&gt; 원산지 : 유럽 (위키 일본). 소아시아 (위키 폴란드). &lt;2&gt; 생애 : 두해살이 풀. &lt;a&gt; 즉, 가을에 싹이나서, 겨울을 넘어, 봄에 꽃을 피운다. &lt;3&gt; 형태 : &lt;a&gt; 줄기에 짧은 털이 있다.</text:p>
          </table:table-cell>
          <table:covered-table-cell table:number-columns-repeated="2" table:style-name="ce18"/>
          <table:table-cell table:style-name="ce20" office:value-type="string">
            <text:p><text:a xlink:href="https://blog.daum.net/kheenn/11422522">https://blog.daum.net/kheenn/11422522</text:a></text:p>
            <text:p><text:a xlink:href="https://ja.wikipedia.org/wiki/ヒメオドリコソウ">https://ja.wikipedia.org/wiki/ヒメオドリコソウ</text:a></text:p>
            <text:p><text:a xlink:href="https://pl.wikipedia.org/wiki/Jasnota_purpurowa">https://pl.wikipedia.org/wiki/Jasnota_purpurowa</text:a></text:p>
            <text:p/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3">
            <text:p>3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2" office:value-type="string" table:number-columns-spanned="3" table:number-rows-spanned="1">
            <text:p>历史：（1）日本名古屋市。城市中央地区遭到美军空袭。（a）然后，5月14日，名古屋城也遭到空袭。烧毁，丢失。(1945)（2）日本福岛县。福岛第一核电厂。氢气爆。(2011) （3）日本旧陆军军人小野田寛郎[lang2（日语：おのだひろお），从菲律宾卢邦岛飞往，抵达日本羽田机场。（1974）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4">
            <text:p>4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2" office:value-type="string" table:number-columns-spanned="3" table:number-rows-spanned="1">
            <text:p>Ciudad de Kawasaki (El año calendario de Reiwa segundo) (1) Ingresos desde los impuestos municipal : &lt;a&gt; Trescientos cuarenta y cinco mil millones de Yenes (3,450億円). &lt;b&gt; Es disminución del cinco por ciento ante el año anterior. &lt;c&gt; La cifra exacta es dieciocho mil millones (180億円) / El presupuesto del Cuenta General : Ochocientos veinte mil millones (8,200億円) / (2) El Cuenta Especial. &lt;a&gt; Cuatrocientos sesenta y ocho mil millones. &lt;b&gt; La disminucion del 3.7 por ciento. &lt;c&gt; La cifra, es diecisiete punto nueve mil millones(17.9億円).</text:p>
            <text:p>n: “一般会計予算案の概要” (d-2)</text:p>
          </table:table-cell>
          <table:covered-table-cell table:number-columns-repeated="2" table:style-name="ce18"/>
          <table:table-cell table:style-name="ce20" office:value-type="string">
            <text:p>https://www.city.kawasaki.jp/230/page/0000125926.html <text:s/>/ :d-2 https://www.city.kawasaki.jp/230/cmsfiles/contents/0000125/125926/21bunkatuban1.pdf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5">
            <text:p>5</text:p>
          </table:table-cell>
          <table:table-cell table:style-name="ce7" office:value-type="date" office:date-value="2022-03-14T09:26:05.44">
            <text:p>0314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trzynasty Marca. || يوم الأحد. (yawm-al-ah^ad-i) / الثالث عشر، شهر شعبان. || </text:p>
            <text:p>القمر (al-qamaru) : (sun:age) سن. : </text:p>
            <text:p>عشرة فاصلة أربعة. (faas^ila / arbaA) 10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6">
            <text:p>6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 (qat^at^u)</text:p>
            <text:p>(1) Kuro. Na ścianie w pobliżu schodach. &lt;1&gt; Wydałem dźwięk moim językiem. &lt;2&gt; Mike już zaczęła płakać. Ale na chwilę pozwalam jej zrobić toczenie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80">
            <text:p>80</text:p>
          </table:table-cell>
          <table:table-cell table:style-name="ce5" table:formula="of:=[.B80]+1" office:value-type="float" office:value="7">
            <text:p>7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&lt;1&gt; 경칩(3/5) 제 아홉 날. 복숭아 처음으로 웃는다. <text:s/>(2) 태양 : 황도 경도 : 352.303° (13 일, 7시) [trzysta pięćdziesiąt dwa]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81">
            <text:p>8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새로운 연습 항목. &lt;1&gt; 하나 소리를 쭉 계속해서 낸다. (2) 여점은, &lt;1&gt; 내는 소리, 그 높이와 강약을 평평하게 유지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2">
            <text:p>8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2" office:value-type="string" table:number-columns-spanned="3" table:number-rows-spanned="1">
            <text:p>잡초 : (1) 개망초 : &lt;1&gt; 학명 : Erigeron Annuus. &lt;2&gt; 일본 : ヒメジョオン、姫女菀 히매-저온. (2) 분류 : &lt;1&gt; 국화과 asteraceae (중국어 : 菊科 ju2ke1 / 일본 : キク科) &lt;2&gt; 개망초속 Erigeron (중국 : 飞蓬属 / 일몬 : ムカシヨモギ属). (3) 다른 잡초, 일본의 `ハルジオン` (하루지온) 과 닮아 있다. &lt;1&gt; 구별 방법. 겉보기으로. &lt;2&gt; 개망초의 꽃잎. 그 폭이 `ハルジオン` (이하 `하루`) 의보다 더 넓다. &lt;3&gt; 하루의 꽃잎은 더 좁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2" office:value-type="string" table:number-columns-spanned="3" table:number-rows-spanned="1">
            <text:p>历史。（1）日本，初次，大阪大空袭。（a）13日夜间，接近午夜的时刻开始。（b）空袭持续大概3个小时。(1945) / （2）越南。奠边府战役开始。持续到5月7日。（1954）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4">
            <text:p>84</text:p>
          </table:table-cell>
          <table:table-cell table:style-name="ce5" table:formula="of:=[.B8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2" office:value-type="string" table:number-columns-spanned="3" table:number-rows-spanned="1">
            <text:p>Ciała niebieskie : (1) Regulus. &lt;1&gt; Po arabsku : نجم المليك nadhim-l-maliyki-i, oznaczając `Gwiazda króla` &lt;2&gt; Przesunięcie : +0,20E-4. (2) Regulus jest gwiazdą wielokrotną, fizycznie. &lt;1&gt; Składa się z dwóch par, w sumie, czterech gwiazd. (3) Charakterystyka obserwacyjna. &lt;1&gt; Obserwowana wielkość : 1,40. &lt;2&gt; najciemniejsze wśród 23 gwiazd jaśniejszych niż 1,50, z wyjątkiem słońc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85">
            <text:p>8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5T09:27:24.38">
            <text:p>0315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czternasty marca.</text:p>
            <text:p>يوم الإثنين، يوم الإثنين، الرابع عشر من شهر مارس. / (العاشر من شهر شعبان)</text:p>
            <text:p>al-AAshiru / min / shahar-i / sha`baan</text:p>
            <text:p>القمر.</text:p>
            <text:p>al-qamaru[<text:a xlink:href="mailto:ksie_z@yca">ksie_z@yca</text:a> / سن[sun:wiek.pl. : 11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86">
            <text:p>86</text:p>
          </table:table-cell>
          <table:table-cell table:style-name="ce5" table:formula="of:=[.B86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1">(1) Kuro. &lt;1&gt; Kiedy zbliżałem się do ściany karmienia, ona zeszła i </text:span><text:span text:style-name="T1">zaczęła <text:s/>pobiegać do mnie. (2) Mike. &lt;1&gt; Najpierw na ścianie. &lt;2&gt; </text:span><text:span text:style-name="T1">Chwyciłem ją. &lt;3&gt; Ona robi krzyczący głos. &lt;4&gt; Na ziemię, ona kaczki. A </text:span><text:span text:style-name="T1">potem pobiegł na ulicy. &lt;5&gt; później, poszedłem na zachodnej działce. </text:span><text:span text:style-name="T1">Ona wewnątrz ogrodzenia. &lt;6&gt; Powiedziałem jej, `Chodź`. &lt;7&gt; Z </text:span><text:span text:style-name="T1">powrotem w parku, Mike nie przychodzi do ściany. Pozostaje wewnątrz </text:span><text:span text:style-name="T1">ogrodzenia. &lt;8&gt; Dałem ją jedzenie przez ogrodzenie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87">
            <text:p>8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간지:임인(壬寅). 절기:경칩. 제 열 (10) 날. 차후(次候) 제 다섯(5) 날. / (2) 태양 : &lt;1&gt; 황도 경도 (黄道経度) : 353.301°</text:p>
            <text:p>[ثلثمائه وثلاثة وخمسون.]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오후 조기에 제1회 `악기의 한 때`. &lt;1&gt; 연습 뿐. 연습 뿐 있는데, 즉, 단순하게, 한두 개의 소리를 낼 것뿐이지만, 이 소리가 너무 아름다워서, 단순히 소리를 듣고 있는 것만으로 자신의 머리 속이 가벼워진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3">
            <text:p>3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개망초(일본 : ヒメジョオン 姫女菀 E.annuus). `E. philadelphicus` (일본 : ハルジオン 春紫菀) 과의 분별하는 방법. &lt;1&gt; E.a. &lt;a&gt; 꽃의 수, 더 많다. &lt;b&gt; 크기, 작다. <text:s/>&lt;c&gt; 꽃잎의 폭, 좁다. 자세하다. &lt;2&gt; 뿌리에 잎이 있는지 : E.a. --&gt; 없음 / E.p. --&gt; 있음. / [2] E.p. (ハルジオン) : 지식 : (1) 꽃이 피는시기 : 4-6 월 (E.a. 개망초, ヒメジョオン : 6-10 월. E.p. 보다 늦다.)</text:p>
          </table:table-cell>
          <table:covered-table-cell table:number-columns-repeated="2" table:style-name="ce18"/>
          <table:table-cell table:style-name="ce20" office:value-type="string">
            <text:p>https://ja.wikipedia.org/wiki/ハルジオン#ヒメジョオンとの見分け方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4">
            <text:p>4</text:p>
          </table:table-cell>
          <table:table-cell table:style-name="ce7" office:value-type="date" office:date-value="2022-03-16T09:21:35.49">
            <text:p>031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rorek, piętnasty marca.</text:p>
            <text:p>يوم الثلاثاء. / الخامس عشر من شهر مارس. (حسب التقويم هجري) / (حسب التقويم هجري : الحادي عشر من شعبان)</text:p>
            <text:p>h^asab-al-taqwiym-i[<text:a xlink:href="mailto:wedl%60ug-kalendarza-hidz@ry">wedl`ug-kalendarza-hidz@ry</text:a> / hidhriyu[</text:p>
            <text:p>سن القمر. : 12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1">(1) Kuro. &lt;1&gt; Na śnianie w pobliżu schodów. &lt;2&gt; bardziej dokładnie, </text:span><text:span text:style-name="T1">prawie na środku między ogrorzeniem wystającym i schodami. (2) Mike. </text:span><text:span text:style-name="T1">&lt;1&gt; Nie zeszli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[1] 달력 : &lt;1&gt; 화요일. &lt;2&gt; 간지 : 임인 (壬寅) (3) 절기 : 경칩. 제 열하나 날. &lt;2&gt; 말후(末候) : &lt;a&gt; 일본 : 채충화접 (菜虫化蝶). 채충이 나비가 된다. / [2] 태양 : (1) 황도 경도 : 354.297°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93">
            <text:p>93</text:p>
          </table:table-cell>
          <table:table-cell table:style-name="ce5" table:formula="of:=[.B93]+1" office:value-type="float" office:value="7">
            <text:p>7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다시 2회 `악기의 한 때`. (2) 기술에 관해 : &lt;1&gt; `대갑 소리`, 구멍 셋. <text:s/>구멍 넷 보다 숨의 각도는 더 아래 일까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94">
            <text:p>9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살갈퀴 (일본 : ヤハズノエンドウ 矢筈豌豆 야하즈너-엔더우). &lt;1&gt; 꽃이 피는 시기 : 3-6 월. &lt;2&gt; 학명 : 종 : vicia sativa subsp. nigra (위키 일본) &lt;3&gt; 원산지 : 지중해, 고대 근동. &lt;4&gt; 열매 : 식용에 할 수 있다. &lt;5&gt; 씨: 씨도 볶아서 먹을 수 있다. &lt;6&gt; 일본명 `야하즈` 의 유래. &lt;a&gt; `야하즈` 는 화살의 뒤의 끝 (후단 後端). 이 자리는 형태가 `V자` 형이 되고 있다. &lt;b&gt; 한편, 이 풀의 잎의 첨단도 형태가 약간 `V자` 로 되고 있다. &lt;c&gt; 그래서, 화살으로부터의 비유로서, `야하즈` 라고 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2">
            <text:p>2</text:p>
          </table:table-cell>
          <table:table-cell table:style-name="ce7" office:value-type="date" office:date-value="2022-03-17T10:54:34.8">
            <text:p>031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szósnasty marca. </text:p>
            <text:p>يوم الأربعاء، السادس عشر من شهر مارس. / (حسب التقويم هجري : الثاني عشر من شهر شعبان )</text:p>
            <text:p>سن القمر : 13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Obaj na ścianie. &lt;1&gt; Mike, w pobliżu wystającego ogrodzenia. &lt;2&gt; Kuro, w pobliżu schodów. (2) Po przybyciu do ściany karmienia, jednak, Mike idzie wewnątrz ogrodzenia. Robijąc krzyk. (3) W czasie, kiedy skończyłem dając solidne jedzenie Kuro, Mike wychodzi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&lt;1&gt; 수요일. (2) 이슬람력 : 1443년. &lt;2&gt; 육십갑자(六十甲子) : 임인 (壬寅) &lt;4&gt; (3) 경칩 (啓蟄). 제 열둘 날. &lt;2&gt; 말 후 (末候). 중국 : 鷹化為鳩 (응화위구). 응(鷹)가 비둘기가 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`가구라` (일본어 : 神楽) 에서 부는 것 같은 곡. 작곡. &lt;2&gt; 슬러를 다용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6">
            <text:p>6</text:p>
          </table:table-cell>
          <table:table-cell table:style-name="ce7" office:value-type="date" office:date-value="2022-03-18T16:02:54.63">
            <text:p>0318</text:p>
          </table:table-cell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자주광대나물 (일본 : ヒメオドリコソウ 히매-어도리커-서. 한자 : 姫踊り子草) &lt;1&gt; `자주` 는, `자주빛` 의 `자주`. 이 풀의 꽃의 색. &lt;2&gt; `광대` 는 예능인들의 총칭. (2) 지식 : &lt;1&gt; 원산지 : 유럽. &lt;2&gt; 생애: 한해살이풀. 다만, 발아한 상태로 겨울을 보낸다. (일본 : 월년초 越年草). &lt;3&gt; 다만, 한국어 위키의 기사에 따라(3월 18일 기준), 발아한 상태로 겨울을 보낸 경우, 분류는 두해살이풀이다.</text:p>
          </table:table-cell>
          <table:covered-table-cell table:number-columns-repeated="2" table:style-name="ce18"/>
          <table:table-cell table:style-name="ce20"/>
          <table:table-cell table:style-name="ce21" office:value-type="string">
            <text:p>##:20220221_102836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7">
            <text:p>7</text:p>
          </table:table-cell>
          <table:table-cell table:style-name="ce7" office:value-type="date" office:date-value="2022-03-19T11:19:57.020001">
            <text:p>0319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osiemnasty marca.</text:p>
            <text:p>يوم الجمعة، الثامن عشر من شهر مارس. / حسب التقويم هجري، الرابع عشر من شهر شعبان.</text:p>
            <text:p>h^asaba-'-taqwiym-i / hidhuriyu</text:p>
            <text:p>سن القمو : ١٥.٤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01">
            <text:p>101</text:p>
          </table:table-cell>
          <table:table-cell table:style-name="ce5" table:formula="of:=[.B101]+1" office:value-type="float" office:value="8">
            <text:p>8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Padał. (2) Kiedy dotarłem do ściany, byli tam już. &lt;1&gt; Podeszli do mnie. (3) Dałem im jedzenie przez ogrodzenie. &lt;1&gt; Jeden pakiet dla każdeg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102">
            <text:p>10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&lt;1&gt; 이슬람력 : 1443년. &lt;2&gt; 육십갑자 : 임인(壬寅). (2) 경칩. &lt;1&gt; 제 열넷 날. &lt;2&gt; 말후(末候) 제 넷 날. 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&lt;1&gt; 이 회는, 곡의 분류는 `가그라` (한자 : 神楽. 일본 신토에서의 무악.) 이 아니라, 일본의 `엔카` (한자 : 演歌) 처럼 멜로디의 곡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104">
            <text:p>104</text:p>
          </table:table-cell>
          <table:table-cell table:style-name="ce5" table:formula="of:=[.B104]+1" office:value-type="float" office:value="3">
            <text:p>3</text:p>
          </table:table-cell>
          <table:table-cell table:style-name="ce7"/>
          <table:table-cell table:style-name="ce10" office:value-type="string">
            <text:p>p-B1</text:p>
          </table:table-cell>
          <table:table-cell table:style-name="ce12" office:value-type="string" table:number-columns-spanned="3" table:number-rows-spanned="1">
            <text:p>[ciała niebieskie.] Myślę, że to był przedwczoraj, o dziesiątej w nocy, na werandzie, widziałem jedną gwiazdę na wschodnim niebie. (2) Ta gwiazd, chyba, Arktur. &lt;1&gt; Po chińsku, 大角星 (Duży róg). &lt;2&gt; Stacja księżycowa : 亢宿 gang1xiu4. Szyja. &lt;3&gt; Konstelacja : Duża szyja. / (3) Dane podstawowe tej gwiazdy : &lt;1&gt; Odległość : 36,8 roku świeltnego. &lt;2&gt; Najjaśniejsza w gwiazdzbiore Wolarza. &lt;3&gt; Jedna z czterech najjaśniejszych gwiazd (z wyjątkiem słońca). &lt;4&gt; Wartość w liczbie, to jest -0,05. (Dla odniesienia, Procjon, jego wartość jest +0,37 / Denebola, to jest 2,13.)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105">
            <text:p>10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B1</text:p>
          </table:table-cell>
          <table:table-cell table:style-name="ce16" office:value-type="string" table:number-columns-spanned="3" table:number-rows-spanned="1">
            <text:p>(1) the security of the population. أمن السكان.</text:p>
            <text:p>amunu-skaan-i</text:p>
            <text:p>imperative military reasons .</text:p>
            <text:p>حتمية الأسباب عسكرية.</text:p>
            <text:p>h^atmiya[imperative.e / al-asbaab[wzgle_dy / Askariya[wojskowa</text:p>
            <text:p>(2) Such evacuations</text:p>
            <text:p>توقفت الأعمال العدائية</text:p>
            <text:p>tawaqafat[ustal`y / al-aAmaal[dzial`nia / al-Adaa'iyat-i[wojenne</text:p>
            <text:p>n: article 46 <text:a xlink:href="https://ihl-databases.icrc.org/applic/ihl/ihl.nsf/Article.xsp?action=openDocument&amp;documentId=E3BC5FE53C7E6ACAC12563CD0051BD6F">https://ihl-databases.icrc.org/applic/ihl/ihl.nsf/Article.xsp?action=openDocument&amp;documentId=E3BC5FE53C7E6ACAC12563CD0051BD6F</text:a>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2">
            <text:p>2</text:p>
          </table:table-cell>
          <table:table-cell table:style-name="ce7"/>
          <table:table-cell table:style-name="ce10" office:value-type="string">
            <text:p>r-B1</text:p>
          </table:table-cell>
          <table:table-cell table:style-name="ce16" office:value-type="string" table:number-columns-spanned="3" table:number-rows-spanned="1">
            <text:p>`Пакт неитралитете между СССР и Японией`. (1) Дата подписания : тринадцатое апреля, 1941 года. (2) срок го'дности[<text:a xlink:href="mailto:waz@nos">waz@nos</text:a>`c`. (3) уведомление[notice об утилизации[disposal. (4) Коне'ц[koniec сро'ка[termin.</text:p>
          </table:table-cell>
          <table:covered-table-cell table:number-columns-repeated="2" table:style-name="ce18"/>
          <table:table-cell table:style-name="ce19" office:value-type="string">
            <text:p><text:a xlink:href="https://ja.wikipedia.org/wiki/日ソ中立条約#条約破棄">https://ja.wikipedia.org/wiki/日ソ中立条約#条約破棄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107">
            <text:p>107</text:p>
          </table:table-cell>
          <table:table-cell table:style-name="ce5" table:formula="of:=[.B107]+1" office:value-type="float" office:value="3">
            <text:p>3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2" office:value-type="string" table:number-columns-spanned="3" table:number-rows-spanned="1">
            <text:p>Prespuesto para Departamento del Abastecimiento Hídrico y Red de Saneamiento. (1) En total, ciento cincuenta y ocho mil millones de yenes. (1,587億円) (2) abastecimiento : Renovacion, haciendo resistente al terremoto : ciento treinta y siete (137) de oku yenes. (3) Saneamiento : Contra inundacion, terremoto : Cincuenta y cuatro (54) de oku yenes. (4) Red de saneamiento con estilo convergente. trabajo de su mejora : veintitrés (23) de oku yenes.</text:p>
            <text:p>próximo: Prespuestos de otros departamentos.</text:p>
          </table:table-cell>
          <table:covered-table-cell table:number-columns-repeated="2" table:style-name="ce18"/>
          <table:table-cell table:style-name="ce20" office:value-type="string">
            <text:p>mark:20220319_132735</text:p>
            <text:p>C:\WORKS_2\shortcuts_docs\log_diary-memos.log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08">
            <text:p>108</text:p>
          </table:table-cell>
          <table:table-cell table:style-name="ce5" table:formula="of:=[.B105]+1" office:value-type="float" office:value="4">
            <text:p>4</text:p>
          </table:table-cell>
          <table:table-cell table:style-name="ce7" office:value-type="date" office:date-value="2022-03-20T10:39:59.22">
            <text:p>0320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ziewiętnasty marca.</text:p>
            <text:p>يوم السبت، التاسع من شهر مارس. / حسب التقويم هجري، الخامس عشر من شهر شعبان.</text:p>
            <text:p>سن القمو : 16.4 / minęło pół punktów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1">(1) Padał. Obaj wewnątrz ogrodzenia. (2) Chyba, około czasu kiedy </text:span><text:span text:style-name="T1">zacząłem dawać jedzenie forma pasty, jedny głos kota przyszedł z prawej </text:span><text:span text:style-name="T1">strony przestrzeni pod basenie. &lt;1&gt; Kot jest Don. &lt;2&gt; Mówię do niego, </text:span><text:span text:style-name="T1">`Dam ci wkrótce`. (2) Teraz, Mike zniknąła. &lt;1&gt; W tym momencie, Don </text:span><text:span text:style-name="T1">też wydaje się, że zniknął. <text:s/>&lt;2&gt; Potem, Kuro też pójdzie na południe </text:span><text:span text:style-name="T1">basena. &lt;3&gt; Następnie, Don pojawił się z prawej strony. (3) Otwieram </text:span><text:span text:style-name="T1">nową torbę jedzenia, przyklejam go przez ogrodzenie. &lt;1&gt; Don nie </text:span><text:span text:style-name="T1">ucieknie. &lt;2&gt; Przychodzi tuż za ogrodzeniem, zaczyna jeść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110">
            <text:p>110</text:p>
          </table:table-cell>
          <table:table-cell table:style-name="ce5" table:formula="of:=[.B110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29" office:value-type="string" table:number-columns-spanned="3" table:number-rows-spanned="1">
            <text:p><text:s/>토요일. &lt;1&gt; 히지라력 1443. &lt;2&gt; 갑자 : 임인. (2) 경칩(3/5). &lt;1&gt; 제 열다섯(15) 날. &lt;2&gt; 말후, 제 다섯 날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다시 작곡. &lt;1&gt; 이 번, 일본 `가그라` 에 사용될 처럼 곡. &lt;2&gt; 두 삼 개의 마디들 만으로 만든다. &lt;3&gt; 이 들 작은 `분자` (分子) 를, 더, 두 삼 개 만든다. (2) 머리에 떠올라 온 것들만 <text:s/>쓴다. &lt;1&gt; 스스로 머리에 전압(電圧)을 걸고 만듬, 는, 하지 않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6" office:value-type="string" table:number-columns-spanned="3" table:number-rows-spanned="1">
            <text:p>isiZulu wulimi ngesinye[jedny sezilimi[je_zyka eNingizimu[pol`udniowy Afrika[Afryk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3">
            <text:p>1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t-1</text:p>
          </table:table-cell>
          <table:table-cell table:style-name="ce16" office:value-type="string" table:number-columns-spanned="3" table:number-rows-spanned="1">
            <text:p>türkiye[Turcja cumhuriyeti'nin[republika ilk[pierwsza cumhurbaşkan.ıdır[byl`-prezydent. / ordunun[armii bir[jeden subay.ıydı[oficer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14">
            <text:p>114</text:p>
          </table:table-cell>
          <table:table-cell table:style-name="ce5" table:formula="of:=[.B112]+1" office:value-type="float" office:value="2">
            <text:p>2</text:p>
          </table:table-cell>
          <table:table-cell table:style-name="ce7"/>
          <table:table-cell table:style-name="ce10" office:value-type="string">
            <text:p>c-B1</text:p>
          </table:table-cell>
          <table:table-cell table:style-name="ce12" office:value-type="string" table:number-columns-spanned="3" table:number-rows-spanned="1">
            <text:p>历史：（1）达赖喇嘛[da2lai4la3ma0。西方公园1999年。在智利首都圣地亚哥。受到记者的质问，他回答说 `可能值得，人们原谅[liang4皮诺切特[--qie-，因为他，作为个人，是个老人。` / （2）知识：（a）智利的钱总统。从西方公元1973年到90年。2006年死。</text:p>
          </table:table-cell>
          <table:covered-table-cell table:number-columns-repeated="2" table:style-name="ce18"/>
          <table:table-cell table:style-name="ce20" office:value-type="string">
            <text:p>##doc:20220320_140932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3">
            <text:p>3</text:p>
          </table:table-cell>
          <table:table-cell table:style-name="ce7" office:value-type="date" office:date-value="2022-03-21T11:24:22.94">
            <text:p>0321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dwudziesty marca.</text:p>
            <text:p>العشرين من شهر مارس. / حسب التقويم هجري، السادس عشر من شهر شعبان.</text:p>
            <text:p>سن القمر. : 17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4">
            <text:p>4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Kiedy dotarłem do ściany, Don już tam na ścianie, gdzie zwykle Mike i Kuro jedzą, miejsce, które nazywam `ściania jedzenia`. (2) Kuro była za wystającym ogrodzeniem. &lt;1&gt; Mike, wewnątrz ogrodzenia. (3) zawołałem do Don'a, aby przyjść na południową stronę ściany. &lt;1&gt; Don przychodzi. &lt;2&gt; Włożyłem jedzenie na ścianie. &lt;3&gt; Zaczyna jeść. (4) Kuro zjada jedzenie obok wystającego ogrodzenia. &lt;2&gt; Mike, zjada wewnątrz ogrodzenia. (5) Don, po jedzeniu jedzenia, idzie wewnątrz ogrodzenia. &lt;2&gt; Siedzi tam na chwilę. &lt;3&gt; Mike skończyła jedzenie, i teraz lizając jej twarz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7">
            <text:p>117</text:p>
          </table:table-cell>
          <table:table-cell table:style-name="ce5" table:formula="of:=[.B1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&lt;1&gt; 경칩. 제 열여섯(16) 날. &lt;2&gt; 말후(末候) 제 여섯(6) 날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18">
            <text:p>11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조사(調査). 일본의 음게의 하나, `雲井調子` (구머이-초어시). &lt;1&gt; `調子` 는 음계의 의미. `雲井` 는 이 으계의 명칭. (2) 작곡. &lt;1&gt; 이 `雲井調子` 를 음계로, 짧은 곡. &lt;2&gt; 음계를 사전에 결정해 두면, 즉흥으로 부는 것이 매우 용이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2">
            <text:p>2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3">
            <text:p>3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4">
            <text:p>4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2">
            <text:p>122</text:p>
          </table:table-cell>
          <table:table-cell table:style-name="ce5" table:formula="of:=[.B122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6">
            <text:p>6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4">
            <text:p>1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2">
            <text:p>2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6">
            <text:p>126</text:p>
          </table:table-cell>
          <table:table-cell table:style-name="ce5" table:formula="of:=[.B126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7">
            <text:p>127</text:p>
          </table:table-cell>
          <table:table-cell table:style-name="ce5" table:formula="of:=[.B127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8">
            <text:p>128</text:p>
          </table:table-cell>
          <table:table-cell table:style-name="ce5" table:formula="of:=[.B128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9">
            <text:p>129</text:p>
          </table:table-cell>
          <table:table-cell table:style-name="ce5" table:formula="of:=[.B129]+1" office:value-type="float" office:value="6">
            <text:p>6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0">
            <text:p>130</text:p>
          </table:table-cell>
          <table:table-cell table:style-name="ce5" table:formula="of:=[.B130]+1" office:value-type="float" office:value="7">
            <text:p>7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1">
            <text:p>131</text:p>
          </table:table-cell>
          <table:table-cell table:style-name="ce5" table:formula="of:=[.B131]+1" office:value-type="float" office:value="8">
            <text:p>8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office:value-type="string">
            <text:p>*</text:p>
          </table:table-cell>
          <table:table-cell table:style-name="ce8" table:formula="of:=NOW()" office:value-type="date" office:date-value="2022-03-21T12:07:13.11">
            <text:p>0321 <text:s/>1207</text:p>
          </table:table-cell>
          <table:table-cell table:style-name="ce8" table:formula="of:=NOW()" office:value-type="date" office:date-value="2022-03-21T12:07:13.11">
            <text:p>0321 <text:s/>1207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3-21T12:07:13.11">
            <text:p>0321 <text:s/>1207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6" table:number-columns-spanned="3" table:number-rows-spanned="1"/>
          <table:covered-table-cell table:number-columns-repeated="2" table:style-name="ce18"/>
          <table:table-cell table:number-columns-repeated="5"/>
          <table:table-cell table:style-name="ce25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3-21T12:07:13.11">
            <text:p>0321 <text:s/>1207</text:p>
          </table:table-cell>
          <table:table-cell table:style-name="ce8" table:formula="of:=NOW()" office:value-type="date" office:date-value="2022-03-21T12:07:13.11">
            <text:p>0321 <text:s/>1207</text:p>
          </table:table-cell>
          <table:table-cell table:style-name="ce18" table:number-columns-repeated="2"/>
          <table:table-cell table:number-columns-repeated="5"/>
          <table:table-cell table:style-name="ce25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5"/>
          <table:table-cell table:number-columns-repeated="1011"/>
        </table:table-row>
        <table:table-row table:style-name="ro7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7" table:number-rows-repeated="2">
          <table:table-cell table:number-columns-repeated="12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7">
          <table:table-cell table:number-columns-repeated="12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table:style-name="ce1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36">
          <table:table-cell table:number-columns-repeated="2"/>
          <table:table-cell table:style-name="ce18" office:value-type="string" table:number-columns-spanned="4" table:number-rows-spanned="1">
            <text:p>diary_20220131_122412_R97Y.ods</text:p>
          </table:table-cell>
          <table:covered-table-cell table:number-columns-repeated="3" table:style-name="ce27"/>
          <table:table-cell table:number-columns-repeated="6"/>
          <table:table-cell table:style-name="ce8"/>
          <table:table-cell table:number-columns-repeated="1011"/>
        </table:table-row>
        <table:table-row table:style-name="ro7">
          <table:table-cell table:number-columns-repeated="2"/>
          <table:table-cell table:style-name="ce27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table:style-name="ce27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table:style-name="ce27" table:number-columns-spanned="4" table:number-rows-spanned="1"/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table:style-name="ce27" table:number-columns-spanned="4" table:number-rows-spanned="1"/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7" table:number-rows-repeated="31">
          <table:table-cell table:number-columns-repeated="12"/>
          <table:table-cell table:style-name="ce25"/>
          <table:table-cell table:number-columns-repeated="1011"/>
        </table:table-row>
        <table:table-row table:style-name="ro7" table:number-rows-repeated="1048368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1">2022/03/21</text:date>, <text:time>12:07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3-21T12:07:11.44</dc:date>
    <dc:creator>iwabuchi ken</dc:creator>
    <meta:editing-duration>P15DT23H43M16S</meta:editing-duration>
    <meta:editing-cycles>2222</meta:editing-cycles>
    <meta:generator>OpenOffice/4.1.3$Win32 OpenOffice.org_project/413m1$Build-9783</meta:generator>
    <meta:document-statistic meta:table-count="2" meta:cell-count="980" meta:object-count="0"/>
  </office:meta>
</office:document-meta>
</file>